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096cm"/>
    </style:style>
    <style:style style:name="Table1.B" style:family="table-column">
      <style:table-column-properties style:column-width="8.916cm"/>
    </style:style>
    <style:style style:name="Table1.1" style:family="table-row">
      <style:table-row-properties style:min-row-height="1.2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6007" officeooo:paragraph-rsid="00076007"/>
    </style:style>
    <style:style style:name="P2" style:family="paragraph" style:parent-style-name="Standard" style:list-style-name="L3">
      <style:text-properties officeooo:rsid="00076007" officeooo:paragraph-rsid="00076007"/>
    </style:style>
    <style:style style:name="P3" style:family="paragraph" style:parent-style-name="Standard">
      <style:text-properties officeooo:paragraph-rsid="00076007"/>
    </style:style>
    <style:style style:name="P4" style:family="paragraph" style:parent-style-name="Standard" style:list-style-name="L3">
      <style:text-properties officeooo:paragraph-rsid="00076007"/>
    </style:style>
    <style:style style:name="P5" style:family="paragraph" style:parent-style-name="Standard">
      <style:text-properties officeooo:rsid="0008ab3f" officeooo:paragraph-rsid="0008ab3f"/>
    </style:style>
    <style:style style:name="P6" style:family="paragraph" style:parent-style-name="Standard" style:list-style-name="L4">
      <style:text-properties officeooo:rsid="0008ab3f" officeooo:paragraph-rsid="0008ab3f"/>
    </style:style>
    <style:style style:name="P7" style:family="paragraph" style:parent-style-name="Table_20_Contents">
      <style:text-properties officeooo:rsid="00076007" officeooo:paragraph-rsid="00076007"/>
    </style:style>
    <style:style style:name="P8" style:family="paragraph" style:parent-style-name="Table_20_Contents">
      <style:text-properties officeooo:rsid="0008ab3f" officeooo:paragraph-rsid="0008ab3f"/>
    </style:style>
    <style:style style:name="P9" style:family="paragraph" style:parent-style-name="Table_20_Contents">
      <style:text-properties fo:font-weight="bold" officeooo:rsid="0008ab3f" officeooo:paragraph-rsid="0008ab3f" style:font-weight-asian="bold" style:font-weight-complex="bold"/>
    </style:style>
    <style:style style:name="P10" style:family="paragraph" style:parent-style-name="Table_20_Contents">
      <style:text-properties fo:font-size="13pt" officeooo:rsid="00076007" officeooo:paragraph-rsid="00076007" style:font-size-asian="13pt" style:font-size-complex="13pt"/>
    </style:style>
    <style:style style:name="T1" style:family="text">
      <style:text-properties officeooo:rsid="00076007"/>
    </style:style>
    <style:style style:name="T2" style:family="text">
      <style:text-properties officeooo:rsid="0008ab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<text:span text:style-name="T2">ensory</text:span> w aplikacjach wbudowanych</text:p>
          </table:table-cell>
          <table:table-cell table:style-name="Table1.B1" office:value-type="string">
            <text:p text:style-name="P7"><text:span text:style-name="T2">Temat II: </text:span>Stacja Pogodowa</text:p>
          </table:table-cell>
        </table:table-row>
        <table:table-row>
          <table:table-cell table:style-name="Table1.A2" office:value-type="string">
            <text:p text:style-name="P8">Założenia i plan pracy</text:p>
          </table:table-cell>
          <table:table-cell table:style-name="Table1.B2" office:value-type="string">
            <text:p text:style-name="P9">Mateusz Salamon</text:p>
            <text:p text:style-name="P7">Damian Czajka</text:p>
            <text:p text:style-name="P7">Marcin Sikora</text:p>
          </table:table-cell>
        </table:table-row>
      </table:table>
      <text:p text:style-name="Standard"/>
      <text:p text:style-name="P1">1. Założenia <text:span text:style-name="T2">podstawowe</text:span></text:p>
      <text:p text:style-name="P3"/>
      <text:p text:style-name="P3"><text:span text:style-name="T1">- Zbieranie danych z sensorów</text:span></text:p>
      <text:list xml:id="list3502989054" text:style-name="L3">
        <text:list-item>
          <text:p text:style-name="P4"><text:span text:style-name="T1">temperatury</text:span></text:p>
        </text:list-item>
        <text:list-item>
          <text:p text:style-name="P2">ciśnienia</text:p>
        </text:list-item>
        <text:list-item>
          <text:p text:style-name="P2">wilgotności</text:p>
        </text:list-item>
        <text:list-item>
          <text:p text:style-name="P2">światła</text:p>
          <text:list>
            <text:list-item>
              <text:p text:style-name="P2">ewentualnych innych dostępnych na płytce</text:p>
            </text:list-item>
          </text:list>
        </text:list-item>
      </text:list>
      <text:p text:style-name="P1"/>
      <text:p text:style-name="P1">- Kalibracja czujników (porównanie wartości z obu płytek)</text:p>
      <text:p text:style-name="P1">- Wyświetlanie wartości na LCD</text:p>
      <text:p text:style-name="P1">- Odświeżanie wyników (uzależnione od czasu odświeżania sensorów)</text:p>
      <text:p text:style-name="P1"/>
      <text:p text:style-name="P5">Dodatkowo</text:p>
      <text:p text:style-name="P5">- Komunikacja przez Bluetooth z urządzeniem mobilnym</text:p>
      <text:p text:style-name="P5">- Logowanie danych do pliku</text:p>
      <text:p text:style-name="P5"/>
      <text:p text:style-name="P5">Harmonogram</text:p>
      <text:list xml:id="list181247061" text:style-name="L4">
        <text:list-item>
          <text:p text:style-name="P6">3 tygodnie → Zbieranie danych z czujników</text:p>
          <text:list>
            <text:list-item>
              <text:list>
                <text:list-item>
                  <text:list>
                    <text:list-header>
                      <text:p text:style-name="P6">→ Wyświetlanie na LCD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">2 tygodnie → Kalibracja czujników</text:p>
          <text:list>
            <text:list-item>
              <text:list>
                <text:list-item>
                  <text:list>
                    <text:list-header>
                      <text:p text:style-name="P6">→ Obróbka danych 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">2 tygodnie → Logowanie do pliku</text:p>
        </text:list-item>
        <text:list-item>
          <text:p text:style-name="P6">2 tygodnie → Poprawa błędów</text:p>
        </text:list-item>
        <text:list-item>
          <text:p text:style-name="P6">3 tygodnie → Komunikacja przez Bluetooth z urządzeniem mobilny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9:54:55.366000000</meta:creation-date>
    <dc:date>2019-03-07T20:14:34.204000000</dc:date>
    <meta:editing-duration>PT9M28S</meta:editing-duration>
    <meta:editing-cycles>2</meta:editing-cycles>
    <meta:generator>LibreOffice/6.1.2.1$Windows_X86_64 LibreOffice_project/65905a128db06ba48db947242809d14d3f9a93fe</meta:generator>
    <meta:document-statistic meta:table-count="1" meta:image-count="0" meta:object-count="0" meta:page-count="1" meta:paragraph-count="27" meta:word-count="121" meta:character-count="747" meta:non-whitespace-character-count="664"/>
  </office:meta>
</office:document-meta>
</file>